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 style:list-style-name="L10"/>
    <style:style style:name="P12" style:family="paragraph" style:parent-style-name="Standard" style:list-style-name="L11"/>
    <style:style style:name="P13" style:family="paragraph" style:parent-style-name="Standard" style:list-style-name="L12"/>
    <style:style style:name="P14" style:family="paragraph" style:parent-style-name="Standard" style:list-style-name="L13"/>
    <style:style style:name="P15" style:family="paragraph" style:parent-style-name="Standard" style:list-style-name="L14"/>
    <style:style style:name="P16" style:family="paragraph" style:parent-style-name="Standard" style:list-style-name="L15"/>
    <style:style style:name="P17" style:family="paragraph" style:parent-style-name="Standard" style:list-style-name="L16"/>
    <style:style style:name="P18" style:family="paragraph" style:parent-style-name="Standard" style:list-style-name="L17"/>
    <style:style style:name="P19" style:family="paragraph" style:parent-style-name="Standard" style:list-style-name="L18"/>
    <style:style style:name="P20" style:family="paragraph" style:parent-style-name="Standard" style:list-style-name="L19"/>
    <style:style style:name="P21" style:family="paragraph" style:parent-style-name="Standard" style:list-style-name="L20"/>
    <style:style style:name="P22" style:family="paragraph" style:parent-style-name="Standard" style:list-style-name="L21"/>
    <style:style style:name="P23" style:family="paragraph" style:parent-style-name="Standard" style:list-style-name="L22"/>
    <style:style style:name="P24" style:family="paragraph" style:parent-style-name="Standard" style:list-style-name="L23"/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fo:font-size="14pt" style:font-size-asian="14pt" style:font-size-complex="14pt"/>
    </style:style>
    <style:style style:name="P27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hapter 4 - Appendix</text:span></text:p>
      <text:p text:style-name="P1"/>
      <text:p text:style-name="P26">Appendix A – definitions</text:p>
      <text:p text:style-name="P26"/>
      <text:p text:style-name="P1">General Classification:</text:p>
      <text:p text:style-name="Standard">Personnel: </text:p>
      <text:list xml:id="list7583690678868488040" text:style-name="L1">
        <text:list-item>
          <text:p text:style-name="P2">Someone who is being paid to be on the property.</text:p>
        </text:list-item>
        <text:list-item>
          <text:p text:style-name="P2">The people who operate the railroad.</text:p>
        </text:list-item>
      </text:list>
      <text:p text:style-name="Standard"/>
      <text:p text:style-name="Standard">Passenger:</text:p>
      <text:list xml:id="list7030784797873773082" text:style-name="L2">
        <text:list-item>
          <text:p text:style-name="P3">A person who is paying to be transported by the carrier.</text:p>
        </text:list-item>
      </text:list>
      <text:p text:style-name="Standard"/>
      <text:p text:style-name="Standard">Customer:</text:p>
      <text:list xml:id="list25804149706193554" text:style-name="L3">
        <text:list-item>
          <text:p text:style-name="P4">A line side business that generates revenue for the carrier.</text:p>
        </text:list-item>
      </text:list>
      <text:p text:style-name="P1"/>
      <text:p text:style-name="Standard">Lading:</text:p>
      <text:list xml:id="list4403405195234141464" text:style-name="L4">
        <text:list-item>
          <text:p text:style-name="P5">Revenue generating matter being carried.</text:p>
        </text:list-item>
      </text:list>
      <text:p text:style-name="Standard"/>
      <text:p text:style-name="Standard">Material:</text:p>
      <text:list xml:id="list2140381930976139194" text:style-name="L5">
        <text:list-item>
          <text:p text:style-name="P6">Non revenue matter being carried.</text:p>
        </text:list-item>
      </text:list>
      <text:p text:style-name="Standard"/>
      <text:p text:style-name="Standard">Traffic:</text:p>
      <text:list xml:id="list8244483255631696526" text:style-name="L6">
        <text:list-item>
          <text:p text:style-name="P7">The number of revenue generating car movements.</text:p>
        </text:list-item>
      </text:list>
      <text:p text:style-name="Standard"/>
      <text:p text:style-name="P1">Classification of equipment:</text:p>
      <text:p text:style-name="Standard">Locomotive:</text:p>
      <text:list xml:id="list4260704432990340919" text:style-name="L7">
        <text:list-item>
          <text:p text:style-name="P8">Self propelled.</text:p>
        </text:list-item>
        <text:list-item>
          <text:p text:style-name="P8">Operated by an employee.</text:p>
        </text:list-item>
      </text:list>
      <text:p text:style-name="Standard">Passenger Car:</text:p>
      <text:list xml:id="list3436776337613619572" text:style-name="L8">
        <text:list-item>
          <text:p text:style-name="P9">Primary purpose is to carry passengers.</text:p>
        </text:list-item>
        <text:list-item>
          <text:p text:style-name="P9">May also carry employees or lading.</text:p>
        </text:list-item>
      </text:list>
      <text:p text:style-name="Standard">Freight Car:</text:p>
      <text:list xml:id="list3218315697374270942" text:style-name="L9">
        <text:list-item>
          <text:p text:style-name="P10">Primary purpose is to carry lading.</text:p>
        </text:list-item>
        <text:list-item>
          <text:p text:style-name="P10">May also carry employees.</text:p>
        </text:list-item>
        <text:list-item>
          <text:p text:style-name="P10">Freight cars may be rated to operate in trains classified as passenger.</text:p>
        </text:list-item>
      </text:list>
      <text:p text:style-name="Standard">Non revenue:</text:p>
      <text:list xml:id="list5365935527208385575" text:style-name="L10">
        <text:list-item>
          <text:p text:style-name="P11">Primary purpose is to carry employees or material.</text:p>
        </text:list-item>
        <text:list-item>
          <text:p text:style-name="P11">May be self propelled.</text:p>
        </text:list-item>
      </text:list>
      <text:p text:style-name="Standard">Municipal:</text:p>
      <text:list xml:id="list1041026767908907906" text:style-name="L11">
        <text:list-item>
          <text:p text:style-name="P12">Self propelled.</text:p>
        </text:list-item>
        <text:list-item>
          <text:p text:style-name="P12">Primary purpose is to carry passengers.</text:p>
        </text:list-item>
        <text:list-item>
          <text:p text:style-name="P12">May also carry lading.</text:p>
        </text:list-item>
      </text:list>
      <text:p text:style-name="Standard"/>
      <text:p text:style-name="P1">Classification of trains:</text:p>
      <text:p text:style-name="P27">Trains are classified to separate them by priority. The type of equipment entrained does not necessarily reflect the classification name.</text:p>
      <text:p text:style-name="Standard"><text:soft-page-break/>Passenger</text:p>
      <text:list xml:id="list4451235260611182462" text:style-name="L12">
        <text:list-item>
          <text:p text:style-name="P13">Priority over all other trains.</text:p>
        </text:list-item>
        <text:list-item>
          <text:p text:style-name="P13">Operates under the section marked 'Passenger' in the time table and rule book.</text:p>
        </text:list-item>
        <text:list-item>
          <text:p text:style-name="P13">May include priority freight equipment.</text:p>
        </text:list-item>
      </text:list>
      <text:p text:style-name="Standard">Freight</text:p>
      <text:list xml:id="list4131738723200984468" text:style-name="L13">
        <text:list-item>
          <text:p text:style-name="P14">A lower priority than passenger trains</text:p>
        </text:list-item>
        <text:list-item>
          <text:p text:style-name="P14">Operates under the section marked 'Freight' in the time table and rule book.</text:p>
        </text:list-item>
      </text:list>
      <text:p text:style-name="Standard">Work</text:p>
      <text:list xml:id="list1021215688026925592" text:style-name="L14">
        <text:list-item>
          <text:p text:style-name="P15">Lowest priority trains.</text:p>
        </text:list-item>
        <text:list-item>
          <text:p text:style-name="P15">Typically non revenue railroad owned equipment.</text:p>
        </text:list-item>
        <text:list-item>
          <text:p text:style-name="P15">Operates under the section marked 'Work Train' in the time table and rule book.</text:p>
        </text:list-item>
      </text:list>
      <text:p text:style-name="Standard"/>
      <text:p text:style-name="P1">Service designation:</text:p>
      <text:p text:style-name="Standard">Trains are designated as one of four types. The type chosen determines how equipment will be allocated to that train.</text:p>
      <text:p text:style-name="Standard">Through</text:p>
      <text:list xml:id="list8495652251214740089" text:style-name="L15">
        <text:list-item>
          <text:p text:style-name="P16">Operates under one symbol.</text:p>
        </text:list-item>
        <text:list-item>
          <text:p text:style-name="P16">Originate and terminate at different places.</text:p>
        </text:list-item>
        <text:list-item>
          <text:p text:style-name="P16">No work en route.</text:p>
        </text:list-item>
        <text:list-item>
          <text:p text:style-name="P16">Can change engines.</text:p>
        </text:list-item>
        <text:list-item>
          <text:p text:style-name="P16">Can change caboose.</text:p>
        </text:list-item>
        <text:list-item>
          <text:p text:style-name="P16">Can change crews.</text:p>
        </text:list-item>
      </text:list>
      <text:p text:style-name="Standard">Hauler</text:p>
      <text:list xml:id="list288975812432139427" text:style-name="L16">
        <text:list-item>
          <text:p text:style-name="P17">Operates under one symbol for each direction.</text:p>
        </text:list-item>
        <text:list-item>
          <text:p text:style-name="P17">Originate and terminate at different places.</text:p>
        </text:list-item>
        <text:list-item>
          <text:p text:style-name="P17">Does work en route, only S/O, P/U.</text:p>
        </text:list-item>
        <text:list-item>
          <text:p text:style-name="P17">Can change engines.</text:p>
        </text:list-item>
        <text:list-item>
          <text:p text:style-name="P17">Can change caboose.</text:p>
        </text:list-item>
        <text:list-item>
          <text:p text:style-name="P17">Can change crews.</text:p>
        </text:list-item>
      </text:list>
      <text:p text:style-name="Standard">Turn</text:p>
      <text:list xml:id="list22153171957676971" text:style-name="L17">
        <text:list-item>
          <text:p text:style-name="P18">Operates under one symbol.</text:p>
        </text:list-item>
        <text:list-item>
          <text:p text:style-name="P18">Originate and terminate at the same terminal.</text:p>
        </text:list-item>
        <text:list-item>
          <text:p text:style-name="P18">Does work en route, S/O P/U Spots Pulls.</text:p>
        </text:list-item>
        <text:list-item>
          <text:p text:style-name="P18">Can change engines at the turn.</text:p>
        </text:list-item>
        <text:list-item>
          <text:p text:style-name="P18">Turns at a terminal with a new train.</text:p>
        </text:list-item>
        <text:list-item>
          <text:p text:style-name="P18">One caboose.</text:p>
        </text:list-item>
        <text:list-item>
          <text:p text:style-name="P18">One crew.</text:p>
        </text:list-item>
      </text:list>
      <text:p text:style-name="Standard">Local</text:p>
      <text:list xml:id="list4601890324063211018" text:style-name="L18">
        <text:list-item>
          <text:p text:style-name="P19">Operates under one symbol.</text:p>
        </text:list-item>
        <text:list-item>
          <text:p text:style-name="P19">Originate and terminate at the same place.</text:p>
        </text:list-item>
        <text:list-item>
          <text:p text:style-name="P19">Has intermediate crew segments.</text:p>
        </text:list-item>
        <text:list-item>
          <text:p text:style-name="P19">Does work en route, S/O P/U Spots Pulls.</text:p>
        </text:list-item>
        <text:list-item>
          <text:p text:style-name="P19">Can turn anywhere.</text:p>
        </text:list-item>
        <text:list-item>
          <text:p text:style-name="P19">One engine.</text:p>
        </text:list-item>
        <text:list-item>
          <text:p text:style-name="P19">One caboose.</text:p>
        </text:list-item>
        <text:list-item>
          <text:p text:style-name="P19">One crew.</text:p>
        </text:list-item>
      </text:list>
      <text:p text:style-name="P1"><text:soft-page-break/></text:p>
      <text:p text:style-name="P1">Classification of work:</text:p>
      <text:p text:style-name="Standard">Spot</text:p>
      <text:list xml:id="list2546173817582584362" text:style-name="L19">
        <text:list-item>
          <text:p text:style-name="P20">For work that would be considered to be in direct service to a customer.</text:p>
        </text:list-item>
        <text:list-item>
          <text:p text:style-name="P20">Deliver the equipment to a customer.</text:p>
        </text:list-item>
      </text:list>
      <text:p text:style-name="Standard">Pull</text:p>
      <text:list xml:id="list31848288" text:continue-numbering="true" text:style-name="L19">
        <text:list-item>
          <text:p text:style-name="P20">For work that would be considered to be in direct service to a customer.</text:p>
        </text:list-item>
        <text:list-item>
          <text:p text:style-name="P20">Receive the equipment from a customer</text:p>
        </text:list-item>
      </text:list>
      <text:p text:style-name="Standard">Set Out</text:p>
      <text:list xml:id="list2930553461930779848" text:style-name="L20">
        <text:list-item>
          <text:p text:style-name="P21">For intermediate work such as servicing an interchange.</text:p>
        </text:list-item>
        <text:list-item>
          <text:p text:style-name="P21">Deliver the equipment to a track.</text:p>
        </text:list-item>
      </text:list>
      <text:p text:style-name="Standard">Pick Up</text:p>
      <text:list xml:id="list31845770" text:continue-numbering="true" text:style-name="L20">
        <text:list-item>
          <text:p text:style-name="P21">For intermediate work such as servicing an interchange.</text:p>
        </text:list-item>
        <text:list-item>
          <text:p text:style-name="P21">Receive the equipment from a track.</text:p>
        </text:list-item>
      </text:list>
      <text:p text:style-name="Standard"/>
      <text:p text:style-name="P1">Classification of tracks:</text:p>
      <text:p text:style-name="Standard">Endpoint</text:p>
      <text:list xml:id="list2384793753180896913" text:style-name="L21">
        <text:list-item>
          <text:p text:style-name="P22">A track where a piece of equipment begins or ends its journey.</text:p>
        </text:list-item>
        <text:list-item>
          <text:p text:style-name="P22">Old waybills are deleted at an endpoint.</text:p>
        </text:list-item>
        <text:list-item>
          <text:p text:style-name="P22">New waybills are created at an endpoint.</text:p>
        </text:list-item>
      </text:list>
      <text:p text:style-name="Standard">Way point</text:p>
      <text:list xml:id="list5866702104930994281" text:style-name="L22">
        <text:list-item>
          <text:p text:style-name="P23">An intermediate stop along a piece of equipment's journey.</text:p>
        </text:list-item>
      </text:list>
      <text:p text:style-name="Standard">Turn Around</text:p>
      <text:list xml:id="list2315098618766938290" text:style-name="L23">
        <text:list-item>
          <text:p text:style-name="P24">A type of endpoint that is not switched.</text:p>
        </text:list-item>
        <text:list-item>
          <text:p text:style-name="P24">All the equipment is picked u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6T09:19:04.35</meta:creation-date>
    <dc:date>2024-01-27T11:59:56.60</dc:date>
    <dc:creator>Greg Ritacco</dc:creator>
    <meta:editing-duration>P1DT11H34M25S</meta:editing-duration>
    <meta:editing-cycles>19</meta:editing-cycles>
    <meta:generator>OpenOffice/4.1.14$Win32 OpenOffice.org_project/4114m1$Build-9811</meta:generator>
    <meta:document-statistic meta:table-count="0" meta:image-count="0" meta:object-count="0" meta:page-count="3" meta:paragraph-count="103" meta:word-count="585" meta:character-count="3213"/>
  </office:meta>
</office:document-meta>
</file>